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width="true" fo:min-height="2.925cm" fo:min-width="7.3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3.357cm" fo:min-width="7.3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4.635cm" fo:min-width="12.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6.552cm" fo:min-width="11.5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7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4.095cm" fo:min-width="8.4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4.474cm" fo:min-width="10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3.835cm" fo:min-width="8.7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3.441cm" fo:min-width="8.7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2.766cm" fo:min-width="8.553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5.274cm" fo:min-width="10.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2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5.9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3.2cm" fo:min-width="8.8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8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6.1cm" fo:min-width="12.194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7.053cm" fo:min-width="14.2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6.1cm" fo:min-width="10.8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4.156cm" fo:min-width="11.5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4.635cm" fo:min-width="15.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2.718cm" fo:min-width="7.1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7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8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07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1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5.913cm" fo:min-width="9.1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50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width="true" fo:min-height="4.094cm" fo:min-width="8.4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9.7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2.079cm" fo:min-width="8.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1.918cm" fo:min-width="5.7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7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3.58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56cm" fo:min-width="11.55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56cm" fo:min-width="7.4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width="true" fo:min-height="0.56cm" fo:min-width="10.3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0.56cm" fo:min-width="7.7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width="true" fo:min-height="2.257cm" fo:min-width="6.615cm"/>
      <style:paragraph-properties style:writing-mode="lr-tb"/>
    </style:style>
    <style:style style:name="gr48" style:family="graphic" style:parent-style-name="standard">
      <style:graphic-properties draw:stroke="none" draw:fill="none" draw:auto-grow-width="true" fo:min-height="2.302cm" fo:min-width="12.872cm"/>
      <style:paragraph-properties style:writing-mode="lr-tb"/>
    </style:style>
    <style:style style:name="gr4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ourier New" fo:font-size="16pt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Courier New" fo:font-size="16pt" fo:font-style="normal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Courier New" fo:font-size="12pt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" fo:font-size="16pt" fo:font-weight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" fo:font-size="20pt" fo:font-style="normal" fo:font-weight="bold"/>
    </style:style>
    <style:style style:name="T2" style:family="text">
      <style:text-properties style:font-name="Courier New" fo:font-size="16pt" fo:font-style="normal" fo:font-weight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" fo:font-size="20pt" fo:font-style="normal" fo:font-weight="bold" style:font-size-asian="16pt"/>
    </style:style>
    <style:style style:name="T5" style:family="text">
      <style:text-properties style:font-name="Courier New" fo:font-size="12pt"/>
    </style:style>
    <style:style style:name="T6" style:family="text">
      <style:text-properties style:font-name="Courier New" fo:font-size="16pt" fo:font-style="normal" fo:font-weight="normal" fo:background-color="#81d41a"/>
    </style:style>
    <style:style style:name="T7" style:family="text">
      <style:text-properties style:font-name="Courier New" fo:font-size="14pt"/>
    </style:style>
    <style:style style:name="T8" style:family="text">
      <style:text-properties style:font-name="Courier New3" fo:font-size="20pt" fo:font-weight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" fo:font-size="20pt" fo:font-weight="bold"/>
    </style:style>
    <style:style style:name="T11" style:family="text">
      <style:text-properties style:font-name="Courier New" fo:font-size="16pt" fo:font-weight="normal"/>
    </style:style>
    <style:style style:name="T12" style:family="text">
      <style:text-properties style:font-name="Courier New3" fo:font-size="1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68cm" svg:height="3.175cm" svg:x="1cm" svg:y="2.905cm">
          <draw:text-box>
            <text:p><text:span text:style-name="T1">create-database</text:span></text:p>
            <text:p><text:span text:style-name="T2"><text:s/></text:span><text:span text:style-name="T2">$:</text:span><text:span text:style-name="T2"><text:tab/></text:span><text:span text:style-name="T2">%create-database</text:span></text:p>
            <text:p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as-of=(unit as-of)</text:span></text:p>
          </draw:text-box>
        </draw:frame>
        <draw:frame draw:style-name="gr2" draw:text-style-name="P1" draw:layer="layout" svg:width="7.868cm" svg:height="3.607cm" svg:x="1cm" svg:y="11.363cm">
          <draw:text-box>
            <text:p><text:span text:style-name="T1">create-namespace</text:span></text:p>
            <text:p><text:span text:style-name="T2"><text:s/></text:span><text:span text:style-name="T2">$:</text:span><text:span text:style-name="T2"><text:tab/></text:span><text:span text:style-name="T2">%create-namespace</text:span></text:p>
            <text:p><text:span text:style-name="T2"><text:tab/></text:span><text:span text:style-name="T2">database-name=@tas</text:span></text:p>
            <text:p><text:span text:style-name="T2"><text:tab/></text:span><text:span text:style-name="T2">name=@tas</text:span></text:p>
            <text:p><text:span text:style-name="T2"><text:tab/></text:span><text:span text:style-name="T2">as-of=(unit as-of)</text:span></text:p>
          </draw:text-box>
        </draw:frame>
        <draw:frame draw:style-name="gr3" draw:text-style-name="P1" draw:layer="layout" svg:width="12.61cm" svg:height="4.885cm" svg:x="1cm" svg:y="16.443cm">
          <draw:text-box>
            <text:p><text:span text:style-name="T1">create-table</text:span></text:p>
            <text:p><text:span text:style-name="T2"><text:s/></text:span><text:span text:style-name="T2">$: %cre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columns=(list column)</text:span></text:p>
            <text:p><text:span text:style-name="T2"><text:tab/></text:span><text:span text:style-name="T2"> </text:span><text:span text:style-name="T2">pri-indx=(list ordered-column)</text:span></text:p>
            <text:p><text:span text:style-name="T2"><text:tab/></text:span><text:span text:style-name="T2"> </text:span><text:span text:style-name="T2">foreign-keys=(list foreign-key)</text:span></text:p>
            <text:p><text:span text:style-name="T2"><text:tab/></text:span><text:span text:style-name="T2"> </text:span><text:span text:style-name="T2">as-of=(unit as-of)</text:span></text:p>
          </draw:text-box>
        </draw:frame>
        <draw:frame draw:style-name="gr4" draw:text-style-name="P1" draw:layer="layout" svg:width="13.652cm" svg:height="3.607cm" svg:x="22.59cm" svg:y="2.905cm">
          <draw:text-box>
            <text:p><text:span text:style-name="T1">selection</text:span></text:p>
            <text:p><text:span text:style-name="T2"><text:s/></text:span><text:span text:style-name="T2">$: %selection</text:span></text:p>
            <text:p><text:span text:style-name="T2"><text:s text:c="2"/></text:span><text:span text:style-name="T2"><text:tab/></text:span><text:span text:style-name="T2"> </text:span><text:span text:style-name="T2">ctes=(list cte)</text:span></text:p>
            <text:p><text:span text:style-name="T2"><text:s text:c="2"/></text:span><text:span text:style-name="T2"><text:tab/></text:span><text:span text:style-name="T2"> </text:span><text:span text:style-name="T2">set-functions=(tree set-function)</text:span></text:p>
          </draw:text-box>
        </draw:frame>
        <draw:frame draw:style-name="gr5" draw:text-style-name="P1" draw:layer="layout" svg:width="12.017cm" svg:height="6.802cm" svg:x="22.488cm" svg:y="46.085cm">
          <draw:text-box>
            <text:p><text:span text:style-name="T1">view</text:span></text:p>
            <text:p><text:span text:style-name="T2"><text:s/></text:span><text:span text:style-name="T2">$: %view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selection</text:span></text:p>
            <text:p><text:span text:style-name="T2"><text:s text:c="4"/></text:span><text:span text:style-name="T2">=column-lookup</text:span></text:p>
            <text:p><text:span text:style-name="T2"><text:s text:c="4"/></text:span><text:span text:style-name="T2">type-lookup=(map </text:span><text:span text:style-name="T2">@tas @ta)</text:span></text:p>
            <text:p><text:span text:style-name="T2"><text:s text:c="4"/></text:span><text:span text:style-name="T2">columns=(list </text:span><text:span text:style-name="T2">column)</text:span></text:p>
            <text:p><text:span text:style-name="T2"><text:s text:c="4"/></text:span><text:span text:style-name="T2">ordering=(list </text:span><text:span text:style-name="T2">column-order) <text:s/></text:span></text:p>
          </draw:text-box>
        </draw:frame>
        <draw:frame draw:style-name="gr6" draw:text-style-name="P1" draw:layer="layout" svg:width="11.113cm" svg:height="6.002cm" svg:x="24.507cm" svg:y="9.89cm">
          <draw:text-box>
            <text:p><text:span text:style-name="T1">set-op</text:span></text:p>
            <text:p><text:span text:style-name="T2"><text:s/></text:span><text:span text:style-name="T2">$?</text:span></text:p>
            <text:p><text:span text:style-name="T2"><text:s text:c="3"/></text:span><text:span text:style-name="T2">%union</text:span></text:p>
            <text:p><text:span text:style-name="T2"><text:s text:c="3"/></text:span><text:span text:style-name="T2">%except</text:span></text:p>
            <text:p><text:span text:style-name="T2"><text:s text:c="3"/></text:span><text:span text:style-name="T2">%intersect</text:span></text:p>
            <text:p><text:span text:style-name="T2"><text:s text:c="3"/></text:span><text:span text:style-name="T2">%divided-by</text:span></text:p>
            <text:p><text:span text:style-name="T2"><text:s text:c="3"/></text:span><text:span text:style-name="T2">%divide-with-remainder</text:span></text:p>
            <text:p><text:span text:style-name="T2"><text:s text:c="3"/></text:span><text:span text:style-name="T2">%into </text:span></text:p>
          </draw:text-box>
        </draw:frame>
        <draw:frame draw:style-name="gr7" draw:text-style-name="P1" draw:layer="layout" svg:width="7.62cm" svg:height="1.69cm" svg:x="24.183cm" svg:y="5.999cm">
          <draw:text-box>
            <text:p><text:span text:style-name="T1">set-function</text:span></text:p>
            <text:p><text:span text:style-name="T3"><text:s/></text:span><text:span text:style-name="T3">$?(</text:span><text:span text:style-name="T2">set-cmd set-op) </text:span></text:p>
          </draw:text-box>
        </draw:frame>
        <draw:frame draw:style-name="gr7" draw:text-style-name="P1" draw:layer="layout" svg:width="9.208cm" svg:height="1.69cm" svg:x="24.507cm" svg:y="7.882cm">
          <draw:text-box>
            <text:p><text:span text:style-name="T1">set-cmd</text:span></text:p>
            <text:p><text:span text:style-name="T2"><text:s/></text:span><text:span text:style-name="T2">$%(insert merge query) <text:s/></text:span></text:p>
          </draw:text-box>
        </draw:frame>
        <draw:frame draw:style-name="gr8" draw:text-style-name="P1" draw:layer="layout" svg:width="6.35cm" svg:height="3.132cm" svg:x="36.001cm" svg:y="4.218cm">
          <draw:text-box>
            <text:p><text:span text:style-name="T1">cte</text:span></text:p>
            <text:p><text:span text:style-name="T2"><text:s/></text:span><text:span text:style-name="T2">$: %ct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=query </text:span></text:p>
          </draw:text-box>
        </draw:frame>
        <draw:frame draw:style-name="gr9" draw:text-style-name="P1" draw:layer="layout" svg:width="8.969cm" svg:height="4.345cm" svg:x="13.413cm" svg:y="23.7cm">
          <draw:text-box>
            <text:p><text:span text:style-name="T1">delete</text:span></text:p>
            <text:p><text:span text:style-name="T2"><text:s/></text:span><text:span text:style-name="T2">$: %delete</text:span></text:p>
            <text:p><text:span text:style-name="T2"><text:s text:c="4"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10" draw:text-style-name="P1" draw:layer="layout" svg:width="13.825cm" svg:height="6.163cm" svg:x="13.413cm" svg:y="16.512cm">
          <draw:text-box>
            <text:p><text:span text:style-name="T1">update</text:span></text:p>
            <text:p><text:span text:style-name="T2"><text:s/></text:span><text:span text:style-name="T2">$: %update</text:span></text:p>
            <text:p><text:span text:style-name="T2"><text:tab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$: <text:s/>columns=(list qualified-column)</text:span></text:p>
            <text:p><text:span text:style-name="T2"><text:s text:c="8"/></text:span><text:span text:style-name="T2">values=(list value-or-default)</text:span></text:p>
            <text:p><text:span text:style-name="T2"><text:s text:c="8"/></text:span><text:span text:style-name="T2">==</text:span></text:p>
            <text:p><text:span text:style-name="T2"><text:s text:c="4"/></text:span><text:span text:style-name="T2">=predicate </text:span></text:p>
          </draw:text-box>
        </draw:frame>
        <draw:frame draw:style-name="gr11" draw:text-style-name="P1" draw:layer="layout" svg:width="10.577cm" svg:height="4.724cm" svg:x="47.702cm" svg:y="8.539cm">
          <draw:text-box>
            <text:p><text:span text:style-name="T1">insert</text:span></text:p>
            <text:p><text:span text:style-name="T2"><text:s/></text:span><text:span text:style-name="T2">$: %insert</text:span></text:p>
            <text:p><text:span text:style-name="T2"><text:tab/></text:span><text:span text:style-name="T2">table=qualified-table</text:span></text:p>
            <text:p><text:span text:style-name="T2"><text:tab/></text:span><text:span text:style-name="T2">as-of=(unit as-of)</text:span></text:p>
            <text:p><text:span text:style-name="T2"><text:tab/></text:span><text:span text:style-name="T2">columns=(unit (list @tas))</text:span></text:p>
            <text:p><text:span text:style-name="T2"><text:tab/></text:span><text:span text:style-name="T2">values=insert-values <text:s/></text:span></text:p>
          </draw:text-box>
        </draw:frame>
        <draw:frame draw:style-name="gr12" draw:text-style-name="P1" draw:layer="layout" svg:width="9.223cm" svg:height="4.085cm" svg:x="13.421cm" svg:y="28.178cm">
          <draw:text-box>
            <text:p><text:span text:style-name="T1">truncate-table</text:span></text:p>
            <text:p><text:span text:style-name="T2"><text:s/></text:span><text:span text:style-name="T2">$: %trunc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as-of=(unit as-of) <text:s/></text:span></text:p>
          </draw:text-box>
        </draw:frame>
        <draw:frame draw:style-name="gr13" draw:text-style-name="P1" draw:layer="layout" svg:width="9.223cm" svg:height="3.691cm" svg:x="1cm" svg:y="26.07cm">
          <draw:text-box>
            <text:p><text:span text:style-name="T1">drop-table</text:span></text:p>
            <text:p><text:span text:style-name="T2"><text:s/></text:span><text:span text:style-name="T2">$: %drop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force=?</text:span></text:p>
            <text:p><text:span text:style-name="T2"><text:tab/></text:span><text:span text:style-name="T2"> </text:span><text:span text:style-name="T2">as-of=(unit as-of) </text:span></text:p>
          </draw:text-box>
        </draw:frame>
        <draw:frame draw:style-name="gr14" draw:text-style-name="P1" draw:layer="layout" svg:width="9.053cm" svg:height="3.016cm" svg:x="1cm" svg:y="7.198cm">
          <draw:text-box>
            <text:p><text:span text:style-name="T1">drop-database</text:span><text:span text:style-name="T2"> <text:s text:c="8"/></text:span></text:p>
            <text:p><text:span text:style-name="T2"><text:s/></text:span><text:span text:style-name="T2">$:</text:span><text:span text:style-name="T2"><text:tab/></text:span><text:span text:style-name="T2">%drop-database</text:span><text:span text:style-name="T2"><text:line-break/></text:span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force=?</text:span></text:p>
          </draw:text-box>
        </draw:frame>
        <draw:line draw:style-name="gr15" draw:text-style-name="P2" draw:layer="layout" svg:x1="1cm" svg:y1="31.797cm" svg:x2="57.855cm" svg:y2="31.695cm">
          <text:p/>
        </draw:line>
        <draw:line draw:style-name="gr15" draw:text-style-name="P2" draw:layer="layout" svg:x1="1cm" svg:y1="53.959cm" svg:x2="58.411cm" svg:y2="53.959cm">
          <text:p/>
        </draw:line>
        <draw:frame draw:style-name="gr16" draw:text-style-name="P1" draw:layer="layout" svg:width="11.34cm" svg:height="5.524cm" svg:x="1cm" svg:y="33.805cm">
          <draw:text-box>
            <text:p><text:span text:style-name="T1">database</text:span></text:p>
            <text:p><text:span text:style-name="T2"><text:s/></text:span><text:span text:style-name="T2">$: %databas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created-provenance=path</text:span></text:p>
            <text:p><text:span text:style-name="T2"><text:s text:c="4"/></text:span><text:span text:style-name="T2">created-tmsp=@da</text:span></text:p>
            <text:p><text:span text:style-name="T2"><text:s text:c="4"/></text:span><text:span text:style-name="T2">sys=((mop @da schema) gth)</text:span></text:p>
            <text:p><text:span text:style-name="T2"><text:s text:c="4"/></text:span><text:span text:style-name="T2">content=((mop @da data) gth)</text:span></text:p>
            <text:p><text:span text:style-name="T2"><text:s text:c="4"/></text:span><text:span text:style-name="T2">=view-cache <text:s/></text:span></text:p>
          </draw:text-box>
        </draw:frame>
        <draw:frame draw:style-name="gr17" draw:text-style-name="P1" draw:layer="layout" svg:width="9.843cm" svg:height="5.524cm" svg:x="37.005cm" svg:y="25.321cm">
          <draw:text-box>
            <text:p><text:span text:style-name="T1">selected-column</text:span></text:p>
            <text:p><text:span text:style-name="T2"><text:s/></text:span><text:span text:style-name="T2">$%</text:span></text:p>
            <text:p><text:span text:style-name="T2"><text:s text:c="3"/></text:span><text:span text:style-name="T2">qualified-column</text:span></text:p>
            <text:p><text:span text:style-name="T2"><text:s text:c="3"/></text:span><text:span text:style-name="T2">unqualified-column</text:span></text:p>
            <text:p><text:span text:style-name="T2"><text:s text:c="3"/></text:span><text:span text:style-name="T2">selected-aggregate</text:span></text:p>
            <text:p><text:span text:style-name="T2"><text:s text:c="3"/></text:span><text:span text:style-name="T2">selected-value</text:span></text:p>
            <text:p><text:span text:style-name="T2"><text:s text:c="3"/></text:span><text:span text:style-name="T2">selected-all</text:span></text:p>
            <text:p><text:span text:style-name="T2"><text:s text:c="3"/></text:span><text:span text:style-name="T2">selected-all-object </text:span></text:p>
          </draw:text-box>
        </draw:frame>
        <draw:frame draw:style-name="gr18" draw:text-style-name="P1" draw:layer="layout" svg:width="9.177cm" svg:height="6.242cm" svg:x="22.62cm" svg:y="23.719cm">
          <draw:text-box>
            <text:p><text:span text:style-name="T1">predicate-component</text:span></text:p>
            <text:p><text:span text:style-name="T2"><text:s/></text:span><text:span text:style-name="T2">$? ops-and-conjs</text:span></text:p>
            <text:p><text:span text:style-name="T2"><text:tab/></text:span><text:span text:style-name="T2"> </text:span><text:span text:style-name="T2">qualified-column</text:span></text:p>
            <text:p><text:span text:style-name="T2"><text:tab/></text:span><text:span text:style-name="T2"> </text:span><text:span text:style-name="T2">unqualified-column</text:span></text:p>
            <text:p><text:span text:style-name="T2"><text:tab/></text:span><text:span text:style-name="T2"> </text:span><text:span text:style-name="T2">dime</text:span></text:p>
            <text:p><text:span text:style-name="T2"><text:tab/></text:span><text:span text:style-name="T2"> </text:span><text:span text:style-name="T2">value-literals</text:span></text:p>
            <text:p><text:span text:style-name="T2"><text:tab/></text:span><text:span text:style-name="T2"> </text:span><text:span text:style-name="T2">cte-alias</text:span></text:p>
            <text:p><text:span text:style-name="T2"><text:tab/></text:span><text:span text:style-name="T2"> </text:span><text:span text:style-name="T2">scalar-alias</text:span></text:p>
            <text:p><text:span text:style-name="T2"><text:tab/></text:span><text:span text:style-name="T2"> </text:span><text:span text:style-name="T2">aggregate </text:span></text:p>
          </draw:text-box>
        </draw:frame>
        <draw:frame draw:style-name="gr4" draw:text-style-name="P1" draw:layer="layout" svg:width="7.869cm" svg:height="3.607cm" svg:x="47.736cm" svg:y="16.278cm">
          <draw:text-box draw:corner-radius="0.249cm">
            <text:p><text:span text:style-name="T1">relation</text:span></text:p>
            <text:p><text:span text:style-name="T2"><text:s/></text:span><text:span text:style-name="T2">$%</text:span></text:p>
            <text:p><text:span text:style-name="T2"><text:s text:c="3"/></text:span><text:span text:style-name="T2">qualified-table</text:span></text:p>
            <text:p><text:span text:style-name="T2"><text:s text:c="3"/></text:span><text:span text:style-name="T2">cte-alias</text:span></text:p>
            <text:p><text:span text:style-name="T2"><text:s text:c="3"/></text:span><text:span text:style-name="T2">query-row</text:span></text:p>
          </draw:text-box>
        </draw:frame>
        <draw:frame draw:style-name="gr19" draw:text-style-name="P1" draw:layer="layout" svg:width="9.192cm" svg:height="4.246cm" svg:x="47.794cm" svg:y="20.05cm">
          <draw:text-box>
            <text:p><text:span text:style-name="T1">joined-object</text:span></text:p>
            <text:p><text:span text:style-name="T2"><text:s/></text:span><text:span text:style-name="T2">$: %joined-object</text:span></text:p>
            <text:p><text:span text:style-name="T2"><text:s text:c="4"/></text:span><text:span text:style-name="T2">join=join-type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</text:span></text:p>
          </draw:text-box>
        </draw:frame>
        <draw:frame draw:style-name="gr4" draw:text-style-name="P1" draw:layer="layout" svg:width="12.065cm" svg:height="3.607cm" svg:x="35.722cm" svg:y="22.158cm">
          <draw:text-box>
            <text:p><text:span text:style-name="T1">select</text:span></text:p>
            <text:p><text:span text:style-name="T2"><text:s/></text:span><text:span text:style-name="T2">$: %select</text:span></text:p>
            <text:p><text:span text:style-name="T2"><text:s text:c="4"/></text:span><text:span text:style-name="T2">top=(unit @ud)</text:span></text:p>
            <text:p><text:span text:style-name="T2"><text:s text:c="4"/></text:span><text:span text:style-name="T2">columns=(list selected-column) <text:s/></text:span></text:p>
          </draw:text-box>
        </draw:frame>
        <draw:frame draw:style-name="gr20" draw:text-style-name="P1" draw:layer="layout" svg:width="11.43cm" svg:height="1.905cm" svg:x="22.033cm" svg:y="21.846cm">
          <draw:text-box draw:corner-radius="0.316cm">
            <text:p><text:span text:style-name="T1">predicate</text:span></text:p>
            <text:p><text:span text:style-name="T2"><text:s/></text:span><text:span text:style-name="T2">(tree predicate-component) </text:span></text:p>
          </draw:text-box>
        </draw:frame>
        <draw:frame draw:style-name="gr21" draw:text-style-name="P1" draw:layer="layout" svg:width="9.308cm" svg:height="3.45cm" svg:x="35.5cm" svg:y="19.085cm">
          <draw:text-box>
            <text:p><text:span text:style-name="T1">scalar</text:span></text:p>
            <text:p><text:span text:style-name="T2"><text:s/></text:span><text:span text:style-name="T2">$: %scalar</text:span></text:p>
            <text:p><text:span text:style-name="T2"><text:s text:c="4"/></text:span><text:span text:style-name="T2">scalar=scalar-function</text:span></text:p>
            <text:p><text:span text:style-name="T2"><text:s text:c="4"/></text:span><text:span text:style-name="T2">alias=@t</text:span></text:p>
          </draw:text-box>
        </draw:frame>
        <draw:frame draw:style-name="gr22" draw:text-style-name="P1" draw:layer="layout" svg:width="11.43cm" svg:height="4.085cm" svg:x="35.734cm" svg:y="15.078cm">
          <draw:text-box>
            <text:p><text:span text:style-name="T1">from</text:span></text:p>
            <text:p><text:span text:style-name="T2"><text:s/></text:span><text:span text:style-name="T2">$: %from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joins=(list joined-object) <text:s/></text:span></text:p>
          </draw:text-box>
        </draw:frame>
        <draw:frame draw:style-name="gr23" draw:text-style-name="P1" draw:layer="layout" svg:width="12.694cm" svg:height="6.35cm" svg:x="34.502cm" svg:y="8.539cm">
          <draw:text-box>
            <text:p><text:span text:style-name="T1">query</text:span></text:p>
            <text:p><text:span text:style-name="T2"><text:s/></text:span><text:span text:style-name="T2">$: %query</text:span></text:p>
            <text:p><text:span text:style-name="T2"><text:s text:c="4"/></text:span><text:span text:style-name="T2">from=(unit from)</text:span></text:p>
            <text:p><text:span text:style-name="T2"><text:s text:c="4"/></text:span><text:span text:style-name="T2">scalars=(list scalar)</text:span></text:p>
            <text:p><text:span text:style-name="T2"><text:s text:c="4"/></text:span><text:span text:style-name="T2">=predicate</text:span></text:p>
            <text:p><text:span text:style-name="T2"><text:s text:c="4"/></text:span><text:span text:style-name="T2">group-by=(list grouping-column)</text:span></text:p>
            <text:p><text:span text:style-name="T2"><text:s text:c="4"/></text:span><text:span text:style-name="T2">having=predicate</text:span></text:p>
            <text:p><text:span text:style-name="T2"><text:s text:c="4"/></text:span><text:span text:style-name="T2">=select</text:span></text:p>
            <text:p><text:span text:style-name="T2"><text:s text:c="4"/></text:span><text:span text:style-name="T2">order-by=(list ordering-column) </text:span></text:p>
          </draw:text-box>
        </draw:frame>
        <draw:line draw:style-name="gr24" draw:text-style-name="P3" draw:layer="layout" svg:x1="21.32cm" svg:y1="54.975cm" svg:x2="21.382cm" svg:y2="82.446cm">
          <text:p/>
        </draw:line>
        <draw:frame draw:style-name="gr25" draw:text-style-name="P1" draw:layer="layout" svg:width="14.726cm" svg:height="7.303cm" svg:x="43.951cm" svg:y="39.723cm">
          <draw:text-box>
            <text:p><text:span text:style-name="T1">file</text:span></text:p>
            <text:p><text:span text:style-name="T2"><text:s/></text:span><text:span text:style-name="T2">$: %file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column-addrs</text:span></text:p>
            <text:p><text:span text:style-name="T2"><text:s text:c="4"/></text:span><text:span text:style-name="T2">rowcount=@</text:span></text:p>
            <text:p><text:span text:style-name="T2"><text:s text:c="4"/></text:span><text:span text:style-name="T2">pri-idx=(tree [(list @) (map </text:span><text:span text:style-name="T2">@tas @)])</text:span></text:p>
            <text:p><text:span text:style-name="T2"><text:s text:c="4"/></text:span><text:span text:style-name="T2">indexed-rows=(list indexed-</text:span><text:span text:style-name="T2">row)</text:span></text:p>
            <text:p><text:span text:style-name="T2"><text:s text:c="4"/></text:span><text:span text:style-name="T2">=column-catalog <text:s/></text:span></text:p>
          </draw:text-box>
        </draw:frame>
        <draw:frame draw:style-name="gr26" draw:text-style-name="P1" draw:layer="layout" svg:width="11.34cm" svg:height="6.35cm" svg:x="22.149cm" svg:y="39.481cm">
          <draw:text-box>
            <text:p><text:span text:style-name="T1">table</text:span></text:p>
            <text:p><text:span text:style-name="T2"><text:s/></text:span><text:span text:style-name="T2">$: %table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 text:style-name="P4"><text:span text:style-name="T3"><text:s text:c="4"/></text:span><text:span text:style-name="T3">=column-lookup</text:span></text:p>
            <text:p><text:span text:style-name="T2"><text:s text:c="4"/></text:span><text:span text:style-name="T2">::type-lookup=(map @tas @ta)</text:span><text:span text:style-name="T2"><text:line-break/></text:span><text:span text:style-name="T2"> <text:s text:c="3"/>pri-indx=index</text:span></text:p>
            <text:p><text:span text:style-name="T2"><text:s text:c="4"/></text:span><text:span text:style-name="T2">columns=(list column)</text:span></text:p>
            <text:p><text:span text:style-name="T2"><text:s text:c="4"/></text:span><text:span text:style-name="T2">indices=(list index) <text:s/></text:span></text:p>
          </draw:text-box>
        </draw:frame>
        <draw:frame draw:style-name="gr27" draw:text-style-name="P1" draw:layer="layout" svg:width="12.017cm" svg:height="4.406cm" svg:x="42.605cm" svg:y="33.805cm">
          <draw:text-box>
            <text:p><text:span text:style-name="T1">data</text:span></text:p>
            <text:p><text:span text:style-name="T2"><text:s/></text:span><text:span text:style-name="T2">$: %data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files=(map [@tas @tas] file) <text:s/></text:span></text:p>
          </draw:text-box>
        </draw:frame>
        <draw:frame draw:style-name="gr28" draw:text-style-name="P1" draw:layer="layout" svg:width="16.42cm" svg:height="4.885cm" svg:x="21.32cm" svg:y="33.805cm">
          <draw:text-box>
            <text:p><text:span text:style-name="T1">schema</text:span></text:p>
            <text:p><text:span text:style-name="T2"><text:s/></text:span><text:span text:style-name="T2">$: %schema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namespaces</text:span></text:p>
            <text:p text:style-name="P4"><text:span text:style-name="T3"><text:s text:c="4"/></text:span><text:span text:style-name="T3">tables=(</text:span><text:span text:style-name="T2">map [@tas @tas] table)</text:span></text:p>
            <text:p><text:span text:style-name="T2"><text:s text:c="4"/></text:span><text:span text:style-name="T2">views=((mop ns-rel-key view) ns-rel-comp)</text:span></text:p>
          </draw:text-box>
        </draw:frame>
        <draw:frame draw:style-name="gr29" draw:text-style-name="P1" draw:layer="layout" svg:width="7.614cm" svg:height="2.968cm" svg:x="45.45cm" svg:y="46.937cm">
          <draw:text-box>
            <text:p><text:span text:style-name="T1">indexed-row</text:span></text:p>
            <text:p><text:span text:style-name="T2"><text:s/></text:span><text:span text:style-name="T2">$: %index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ap @tas @)</text:span></text:p>
          </draw:text-box>
        </draw:frame>
        <draw:frame draw:style-name="gr30" draw:text-style-name="P1" draw:layer="layout" svg:width="5.398cm" svg:height="2.968cm" svg:x="2.296cm" svg:y="21.527cm">
          <draw:text-box>
            <text:p><text:span text:style-name="T1">column</text:span></text:p>
            <text:p><text:span text:style-name="T2"><text:s/></text:span><text:span text:style-name="T2">$: %column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type=@ta <text:s/></text:span></text:p>
          </draw:text-box>
        </draw:frame>
        <draw:frame draw:style-name="gr31" draw:text-style-name="P1" draw:layer="layout" svg:width="12.065cm" svg:height="3.063cm" svg:x="2.27cm" svg:y="45.45cm">
          <draw:text-box>
            <text:p><text:span text:style-name="T1">cache</text:span></text:p>
            <text:p><text:span text:style-name="T2"><text:s/></text:span><text:span text:style-name="T2">$: %cache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content=(unit cache-</text:span><text:span text:style-name="T2">content) <text:s/></text:span></text:p>
          </draw:text-box>
        </draw:frame>
        <draw:frame draw:style-name="gr32" draw:text-style-name="P1" draw:layer="layout" svg:width="13.97cm" svg:height="2.329cm" svg:x="2.27cm" svg:y="39.735cm">
          <draw:text-box>
            <text:p><text:span text:style-name="T4">view-cache</text:span></text:p>
            <text:p><text:span text:style-name="T2"><text:s/></text:span><text:span text:style-name="T2">((mop ns-rel-key cache) ns-rel-comp) <text:s/></text:span></text:p>
          </draw:text-box>
        </draw:frame>
        <draw:frame draw:style-name="gr33" draw:text-style-name="P1" draw:layer="layout" svg:width="11.112cm" svg:height="2.428cm" svg:x="3.541cm" svg:y="49.148cm">
          <draw:text-box>
            <text:p><text:span text:style-name="T1">cache-content</text:span></text:p>
            <text:p><text:span text:style-name="T2"><text:s/></text:span><text:span text:style-name="T2">$: rowcount=@</text:span></text:p>
            <text:p><text:span text:style-name="T2"><text:s text:c="4"/></text:span><text:span text:style-name="T2">rows=(list (map @tas </text:span><text:span text:style-name="T2">@)) <text:s/></text:span></text:p>
          </draw:text-box>
        </draw:frame>
        <draw:frame draw:style-name="gr34" draw:text-style-name="P1" draw:layer="layout" svg:width="9.646cm" svg:height="6.163cm" svg:x="1cm" svg:y="55.712cm">
          <draw:text-box>
            <text:p><text:span text:style-name="T1">action</text:span></text:p>
            <text:p><text:span text:style-name="T2"><text:s/></text:span><text:span text:style-name="T2">$%</text:span></text:p>
            <text:p><text:span text:style-name="T2"><text:s text:c="3"/></text:span><text:span text:style-name="T2">$: %tape</text:span><text:span text:style-name="T2"><text:line-break/></text:span><text:span text:style-name="T2"> <text:s text:c="5"/></text:span><text:span text:style-name="T2"><text:a xlink:href="mailto:default-database%3D@tas" xlink:type="simple">default-database=@tas</text:a></text:span></text:p>
            <text:p><text:span text:style-name="T2"><text:s text:c="6"/></text:span><text:span text:style-name="T2">urql=tape</text:span></text:p>
            <text:p><text:span text:style-name="T2"><text:s text:c="6"/></text:span><text:span text:style-name="T2">==</text:span></text:p>
            <text:p><text:span text:style-name="T2"><text:s text:c="3"/></text:span><text:span text:style-name="T2">$: %commands</text:span></text:p>
            <text:p><text:span text:style-name="T2"><text:s text:c="6"/></text:span><text:span text:style-name="T2">cmds=(list command)]</text:span></text:p>
            <text:p><text:span text:style-name="T2"><text:s text:c="6"/></text:span><text:span text:style-name="T2">==</text:span></text:p>
          </draw:text-box>
        </draw:frame>
        <draw:frame draw:style-name="gr35" draw:text-style-name="P5" draw:layer="layout" svg:width="8.255cm" svg:height="2.222cm" svg:x="74.86cm" svg:y="71.831cm">
          <draw:text-box>
            <text:p><text:span text:style-name="T5">+$ <text:s text:c="2"/></text:span></text:p>
          </draw:text-box>
        </draw:frame>
        <draw:frame draw:style-name="gr36" draw:text-style-name="P1" draw:layer="layout" svg:width="13.918cm" svg:height="3.758cm" svg:x="22.59cm" svg:y="56.019cm">
          <draw:text-box>
            <text:p><text:span text:style-name="T1">full-relation</text:span></text:p>
            <text:p><text:span text:style-name="T2"><text:s/></text:span><text:span text:style-name="T2">$: %full-relation</text:span></text:p>
            <text:p><text:span text:style-name="T2"><text:s text:c="4"/></text:span><text:span text:style-name="T2">set-tables=(list set-</text:span><text:span text:style-name="T2">table)</text:span></text:p>
            <text:p><text:span text:style-name="T2"><text:s text:c="4"/></text:span><text:span text:style-name="T2">lookup-</text:span><text:span text:style-name="T2">type=qualified-lookup-</text:span><text:span text:style-name="T2">type</text:span></text:p>
            <text:p><text:span text:style-name="T2"><text:s text:c="4"/></text:span><text:span text:style-name="T2">qual-col-types=(list </text:span><text:span text:style-name="T2">qual-col-type)</text:span></text:p>
          </draw:text-box>
        </draw:frame>
        <draw:frame draw:style-name="gr37" draw:text-style-name="P1" draw:layer="layout" svg:width="8.969cm" svg:height="4.344cm" svg:x="35.264cm" svg:y="71.493cm">
          <draw:text-box>
            <text:p><text:span text:style-name="T1">joined-relat</text:span></text:p>
            <text:p><text:span text:style-name="T2"><text:s/></text:span><text:span text:style-name="T2">$: %joined-relat</text:span></text:p>
            <text:p><text:span text:style-name="T2"><text:s text:c="4"/></text:span><text:span text:style-name="T2">join=(unit join-</text:span><text:span text:style-name="T2">type)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</text:span><text:span text:style-name="T2">of)</text:span></text:p>
            <text:p><text:span text:style-name="T2"><text:s text:c="4"/></text:span><text:span text:style-name="T2">=predicate </text:span></text:p>
          </draw:text-box>
        </draw:frame>
        <draw:frame draw:style-name="gr30" draw:text-style-name="P1" draw:layer="layout" svg:width="15.875cm" svg:height="2.968cm" svg:x="41.322cm" svg:y="68.627cm">
          <draw:text-box>
            <text:p><text:span text:style-name="T1">joined-row</text:span></text:p>
            <text:p><text:span text:style-name="T2"><text:s/></text:span><text:span text:style-name="T2">$: %join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ip qualified-</text:span><text:span text:style-name="T2">table @tas @)</text:span></text:p>
          </draw:text-box>
        </draw:frame>
        <draw:frame draw:style-name="gr10" draw:text-style-name="P1" draw:layer="layout" svg:width="12.065cm" svg:height="6.163cm" svg:x="2.562cm" svg:y="65.791cm">
          <draw:text-box>
            <text:p><text:span text:style-name="T1">result</text:span></text:p>
            <text:p><text:span text:style-name="T2"><text:s/></text:span><text:span text:style-name="T2">$%</text:span></text:p>
            <text:p><text:span text:style-name="T2"><text:s text:c="3"/></text:span><text:span text:style-name="T2">[%message msg=@t]</text:span></text:p>
            <text:p><text:span text:style-name="T2"><text:s text:c="3"/></text:span><text:span text:style-name="T2">[%vector-count </text:span><text:span text:style-name="T2">count=@ud]</text:span></text:p>
            <text:p><text:span text:style-name="T2"><text:s text:c="3"/></text:span><text:span text:style-name="T2">[%server-time date=@da]</text:span></text:p>
            <text:p><text:span text:style-name="T2"><text:s text:c="3"/></text:span><text:span text:style-name="T2">[%security-time </text:span><text:span text:style-name="T2">date=@da]</text:span></text:p>
            <text:p><text:span text:style-name="T2"><text:s text:c="3"/></text:span><text:span text:style-name="T2">[%schema-time date=@da]</text:span></text:p>
            <text:p><text:span text:style-name="T2"><text:s text:c="3"/></text:span><text:span text:style-name="T2">[%data-time date=@da]</text:span></text:p>
            <text:p><text:span text:style-name="T2"><text:s text:c="3"/></text:span><text:span text:style-name="T2">[%result-set (list </text:span><text:span text:style-name="T2">vector)]</text:span></text:p>
          </draw:text-box>
        </draw:frame>
        <draw:frame draw:style-name="gr32" draw:text-style-name="P1" draw:layer="layout" svg:width="7.938cm" svg:height="2.329cm" svg:x="1cm" svg:y="63.306cm">
          <draw:text-box>
            <text:p><text:span text:style-name="T1">cmd-result</text:span></text:p>
            <text:p><text:span text:style-name="T2"><text:s/></text:span><text:span text:style-name="T2">$: %results</text:span><text:span text:style-name="T2"><text:line-break/></text:span><text:span text:style-name="T2"> <text:s text:c="3"/>(list result)]</text:span></text:p>
          </draw:text-box>
        </draw:frame>
        <draw:frame draw:style-name="gr38" draw:text-style-name="P1" draw:layer="layout" svg:width="16.616cm" svg:height="9.997cm" svg:x="36.56cm" svg:y="57.872cm">
          <draw:text-box>
            <text:p><text:span text:style-name="T1">set-table</text:span></text:p>
            <text:p><text:span text:style-name="T2"><text:s/></text:span><text:span text:style-name="T2">$: %set-table</text:span></text:p>
            <text:p text:style-name="P4"><text:span text:style-name="T3"><text:tab/></text:span><text:span text:style-name="T2">join=(unit join-type)</text:span></text:p>
            <text:p><text:span text:style-name="T2"><text:s text:c="4"/></text:span><text:span text:style-name="T2">relation=(unit </text:span><text:span text:style-name="T2">qualified-table)</text:span></text:p>
            <text:p><text:span text:style-name="T2"><text:s text:c="4"/></text:span><text:span text:style-name="T2">schema-tmsp=(unit </text:span><text:span text:style-name="T2">@da)</text:span></text:p>
            <text:p><text:span text:style-name="T2"><text:s text:c="4"/></text:span><text:span text:style-name="T2">data-tmsp=(unit @da)</text:span></text:p>
            <text:p text:style-name="P4"><text:span text:style-name="T3"><text:s text:c="4"/></text:span><text:span text:style-name="T3">columns=(list column)</text:span><text:span text:style-name="T3"><text:line-break/></text:span><text:span text:style-name="T3"><text:tab/></text:span><text:span text:style-name="T2">=qualified-column-</text:span><text:span text:style-name="T2">addrs</text:span></text:p>
            <text:p text:style-name="P4"><text:span text:style-name="T3"><text:tab/></text:span><text:span text:style-name="T2">=predicate</text:span></text:p>
            <text:p text:style-name="P4"><text:span text:style-name="T3"><text:tab/></text:span><text:span text:style-name="T2">rowcount=@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pri-indx=(unit index)</text:span></text:p>
            <text:p><text:span text:style-name="T2"><text:s text:c="4"/></text:span><text:span text:style-name="T2">pri-indexed=(tree </text:span><text:span text:style-name="T2">[(list @) (map @tas @)])</text:span></text:p>
            <text:p><text:span text:style-name="T2"><text:s text:c="4"/></text:span><text:span text:style-name="T2">indexed-rows=(list </text:span><text:span text:style-name="T2">indexed-row)</text:span></text:p>
            <text:p><text:span text:style-name="T2"><text:s text:c="4"/></text:span><text:span text:style-name="T2">joined-rows=(list </text:span><text:span text:style-name="T2">joined-row) <text:s/></text:span></text:p>
          </draw:text-box>
        </draw:frame>
        <draw:frame draw:style-name="gr39" draw:text-style-name="P1" draw:layer="layout" svg:width="8.63cm" svg:height="2.329cm" svg:x="3.832cm" svg:y="71.954cm">
          <draw:text-box>
            <text:p><text:span text:style-name="T1">vector</text:span></text:p>
            <text:p><text:span text:style-name="T2"><text:s/></text:span><text:span text:style-name="T2">$: %vector</text:span></text:p>
            <text:p><text:span text:style-name="T2"><text:s text:c="4"/></text:span><text:span text:style-name="T2">(lest vector-cell) <text:s/></text:span></text:p>
          </draw:text-box>
        </draw:frame>
        <draw:frame draw:style-name="gr40" draw:text-style-name="P1" draw:layer="layout" svg:width="6.26cm" svg:height="2.168cm" svg:x="5.42cm" svg:y="74.494cm">
          <draw:text-box>
            <text:p><text:span text:style-name="T1">vector-cell</text:span></text:p>
            <text:p><text:span text:style-name="T2"><text:s/></text:span><text:span text:style-name="T2">[p=@tas q=dime] </text:span></text:p>
          </draw:text-box>
        </draw:frame>
        <draw:frame draw:style-name="gr6" draw:text-style-name="P1" draw:layer="layout" svg:width="10.213cm" svg:height="6.002cm" svg:x="22.641cm" svg:y="71.485cm">
          <draw:text-box>
            <text:p><text:span text:style-name="T1">txn-meta</text:span></text:p>
            <text:p><text:span text:style-name="T2"><text:s/></text:span><text:span text:style-name="T2">$: %txn-meta</text:span></text:p>
            <text:p><text:span text:style-name="T2"><text:s text:c="4"/></text:span><text:span text:style-name="T2">db=database</text:span></text:p>
            <text:p><text:span text:style-name="T2"><text:s text:c="4"/></text:span><text:span text:style-name="T2">tbl-key=[@tas @tas]</text:span></text:p>
            <text:p><text:span text:style-name="T2"><text:s text:c="4"/></text:span><text:span text:style-name="T2">nxt-data=data</text:span></text:p>
            <text:p><text:span text:style-name="T2"><text:s text:c="4"/></text:span><text:span text:style-name="T2">=table</text:span></text:p>
            <text:p><text:span text:style-name="T2"><text:s text:c="4"/></text:span><text:span text:style-name="T2">=file</text:span></text:p>
            <text:p><text:span text:style-name="T2"><text:s text:c="4"/></text:span><text:span text:style-name="T2">source-content-time=@da <text:s/></text:span></text:p>
          </draw:text-box>
        </draw:frame>
        <draw:frame draw:style-name="gr41" draw:text-style-name="P1" draw:layer="layout" svg:width="10.636cm" svg:height="3.017cm" svg:x="48.915cm" svg:y="61.936cm">
          <draw:text-box>
            <text:p><text:span text:style-name="T1">lookup-type</text:span></text:p>
            <text:p><text:span text:style-name="T2"><text:s/></text:span><text:span text:style-name="T2">$%</text:span></text:p>
            <text:p><text:span text:style-name="T2"><text:s text:c="3"/></text:span><text:span text:style-name="T2">qualified-lookup-type</text:span><text:span text:style-name="T2"><text:line-break/></text:span><text:span text:style-name="T2"> <text:s text:c="2"/>unqualified-lookup-</text:span><text:span text:style-name="T2">type </text:span></text:p>
          </draw:text-box>
        </draw:frame>
        <draw:frame draw:style-name="gr35" draw:text-style-name="P5" draw:layer="layout" svg:width="8.255cm" svg:height="2.222cm" svg:x="74.861cm" svg:y="71.831cm">
          <draw:text-box>
            <text:p><text:span text:style-name="T5">+$ <text:s text:c="2"/></text:span></text:p>
          </draw:text-box>
        </draw:frame>
        <draw:frame draw:style-name="gr19" draw:text-style-name="P1" draw:layer="layout" svg:width="15.24cm" svg:height="4.246cm" svg:x="35.188cm" svg:y="78.166cm">
          <draw:text-box>
            <text:p><text:span text:style-name="T1">join-return</text:span></text:p>
            <text:p><text:span text:style-name="T2"><text:s/></text:span><text:span text:style-name="T2">$: %join-return</text:span></text:p>
            <text:p><text:span text:style-name="T2"><text:s text:c="4"/></text:span><text:span text:style-name="T2">=server</text:span></text:p>
            <text:p><text:span text:style-name="T2"><text:s text:c="4"/></text:span><text:span text:style-name="T2">set-tables=(list set-</text:span><text:span text:style-name="T2">table)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qualified-</text:span><text:span text:style-name="T2">columns=(list qual-col-</text:span><text:span text:style-name="T2">type) <text:s/></text:span></text:p>
          </draw:text-box>
        </draw:frame>
        <draw:frame draw:style-name="gr22" draw:text-style-name="P1" draw:layer="layout" svg:width="12.7cm" svg:height="4.085cm" svg:x="22.767cm" svg:y="78.166cm">
          <draw:text-box>
            <text:p><text:span text:style-name="T1">templ-cell</text:span></text:p>
            <text:p><text:span text:style-name="T2"><text:s/></text:span><text:span text:style-name="T2">$: %templ-cell</text:span></text:p>
            <text:p><text:span text:style-name="T2"><text:s text:c="4"/></text:span><text:span text:style-name="T2">column=(unit </text:span><text:span text:style-name="T2">qualified-column)</text:span></text:p>
            <text:p><text:span text:style-name="T2"><text:s text:c="4"/></text:span><text:span text:style-name="T2">addr=@</text:span></text:p>
            <text:p><text:span text:style-name="T2"><text:s text:c="4"/></text:span><text:span text:style-name="T2">vc=vector-cell </text:span></text:p>
          </draw:text-box>
        </draw:frame>
        <draw:frame draw:style-name="gr42" draw:text-style-name="P1" draw:layer="layout" svg:width="7.749cm" svg:height="13.831cm" svg:x="13.04cm" svg:y="60.207cm">
          <draw:text-box>
            <text:p><text:span text:style-name="T1">command</text:span></text:p>
            <text:p><text:span text:style-name="T2"><text:s/></text:span><text:span text:style-name="T2">$%</text:span></text:p>
            <text:p><text:span text:style-name="T2"><text:s text:c="3"/></text:span><text:span text:style-name="T2">alter-index</text:span></text:p>
            <text:p><text:span text:style-name="T2"><text:s text:c="3"/></text:span><text:span text:style-name="T2">alter-namespace</text:span></text:p>
            <text:p><text:span text:style-name="T2"><text:s text:c="3"/></text:span><text:span text:style-name="T2">alter-table</text:span></text:p>
            <text:p><text:span text:style-name="T2"><text:s text:c="3"/></text:span><text:span text:style-name="T6">create-database</text:span></text:p>
            <text:p><text:span text:style-name="T2"><text:s text:c="3"/></text:span><text:span text:style-name="T2">create-index</text:span></text:p>
            <text:p><text:span text:style-name="T2"><text:s text:c="3"/></text:span><text:span text:style-name="T6">create-namespace</text:span></text:p>
            <text:p><text:span text:style-name="T2"><text:s text:c="3"/></text:span><text:span text:style-name="T6">create-table</text:span></text:p>
            <text:p><text:span text:style-name="T2"><text:s text:c="3"/></text:span><text:span text:style-name="T2">create-view</text:span></text:p>
            <text:p><text:span text:style-name="T2"><text:s text:c="3"/></text:span><text:span text:style-name="T6">delete</text:span></text:p>
            <text:p><text:span text:style-name="T2"><text:s text:c="3"/></text:span><text:span text:style-name="T6">drop-database</text:span></text:p>
            <text:p><text:span text:style-name="T2"><text:s text:c="3"/></text:span><text:span text:style-name="T2">drop-index</text:span></text:p>
            <text:p><text:span text:style-name="T2"><text:s text:c="3"/></text:span><text:span text:style-name="T2">drop-namespace</text:span></text:p>
            <text:p><text:span text:style-name="T2"><text:s text:c="3"/></text:span><text:span text:style-name="T6">drop-table</text:span></text:p>
            <text:p><text:span text:style-name="T2"><text:s text:c="3"/></text:span><text:span text:style-name="T2">drop-view</text:span></text:p>
            <text:p><text:span text:style-name="T2"><text:s text:c="3"/></text:span><text:span text:style-name="T2">grant</text:span></text:p>
            <text:p><text:span text:style-name="T2"><text:s text:c="3"/></text:span><text:span text:style-name="T2">revoke</text:span></text:p>
            <text:p><text:span text:style-name="T2"><text:s text:c="3"/></text:span><text:span text:style-name="T6">selection</text:span></text:p>
            <text:p><text:span text:style-name="T2"><text:s text:c="3"/></text:span><text:span text:style-name="T6">truncate-table</text:span></text:p>
            <text:p><text:span text:style-name="T2"><text:s text:c="3"/></text:span><text:span text:style-name="T6">update</text:span></text:p>
          </draw:text-box>
        </draw:frame>
        <draw:frame draw:style-name="gr43" draw:text-style-name="P6" draw:layer="layout" svg:width="12.059cm" svg:height="0.81cm" svg:x="1.748cm" svg:y="32.396cm">
          <draw:text-box>
            <text:p><text:span text:style-name="T7">sur/server-state.hoon persistence layer</text:span></text:p>
          </draw:text-box>
        </draw:frame>
        <draw:frame draw:style-name="gr44" draw:text-style-name="P6" draw:layer="layout" svg:width="7.91cm" svg:height="0.81cm" svg:x="1.952cm" svg:y="1.46cm">
          <draw:text-box>
            <text:p><text:span text:style-name="T7">sur/ast.hoon urQL AST/API</text:span></text:p>
          </draw:text-box>
        </draw:frame>
        <draw:frame draw:style-name="gr45" draw:text-style-name="P6" draw:layer="layout" svg:width="10.874cm" svg:height="0.81cm" svg:x="1.845cm" svg:y="54.363cm">
          <draw:text-box>
            <text:p><text:span text:style-name="T7">sur/obelisk.hoon presentation layer</text:span></text:p>
          </draw:text-box>
        </draw:frame>
        <draw:frame draw:style-name="gr46" draw:text-style-name="P6" draw:layer="layout" svg:width="8.207cm" svg:height="0.81cm" svg:x="23.529cm" svg:y="54.645cm">
          <draw:text-box>
            <text:p><text:span text:style-name="T7">sur/obelisk.hoon internals</text:span></text:p>
          </draw:text-box>
        </draw:frame>
        <draw:frame draw:style-name="gr47" draw:text-style-name="P7" draw:layer="layout" svg:width="7.115cm" svg:height="2.507cm" svg:x="33.719cm" svg:y="42.112cm">
          <draw:text-box>
            <text:p><text:span text:style-name="T8">column-lookup</text:span></text:p>
            <text:p text:style-name="P4"><text:span text:style-name="T9"><text:s/></text:span><text:span text:style-name="T2">(map @tas [aura @])</text:span></text:p>
            <text:p/>
          </draw:text-box>
        </draw:frame>
        <draw:frame draw:style-name="gr30" draw:text-style-name="P8" draw:layer="layout" svg:width="6.033cm" svg:height="2.968cm" svg:x="2.904cm" svg:y="41.957cm">
          <draw:text-box>
            <text:p><text:span text:style-name="T10">ns-rel-key</text:span></text:p>
            <text:p><text:span text:style-name="T11"><text:s/></text:span><text:span text:style-name="T11">$: ns=@tas</text:span></text:p>
            <text:p><text:span text:style-name="T11"><text:s text:c="4"/></text:span><text:span text:style-name="T11">rel=@tas</text:span></text:p>
            <text:p><text:span text:style-name="T11"><text:s text:c="4"/></text:span><text:span text:style-name="T11">time=@da</text:span></text:p>
          </draw:text-box>
        </draw:frame>
        <draw:frame draw:style-name="gr48" draw:text-style-name="P9" draw:layer="layout" svg:width="13.372cm" svg:height="2.552cm" svg:x="9.071cm" svg:y="42.055cm">
          <draw:text-box>
            <text:p><text:span text:style-name="T8">ns-rel-comp</text:span></text:p>
            <text:p><text:span text:style-name="T12"><text:s/></text:span><text:span text:style-name="T12">|= <text:s/>[p=data-rel-key q=data-rel-key]</text:span></text:p>
            <text:p><text:span text:style-name="T12"><text:s/></text:span><text:span text:style-name="T12">^- <text:s/>?</text:span></text:p>
          </draw:text-box>
        </draw:frame>
        <presentation:notes draw:style-name="dp2">
          <draw:page-thumbnail draw:style-name="gr4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1.668cm" svg:height="13.709cm" svg:x="3.87cm" svg:y="4.275cm" presentation:class="title" presentation:placeholder="true">
        <draw:text-box/>
      </draw:frame>
      <draw:frame presentation:style-name="Default-outline1" draw:layer="backgroundobjects" svg:width="51.668cm" svg:height="47.616cm" svg:x="3.87cm" svg:y="20.21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7T18:14:49.933912860</meta:creation-date>
    <dc:date>2025-12-17T11:56:27.612629070</dc:date>
    <meta:editing-duration>P10DT7H29M</meta:editing-duration>
    <meta:editing-cycles>64</meta:editing-cycles>
    <meta:generator>LibreOffice/7.3.7.2$Linux_X86_64 LibreOffice_project/30$Build-2</meta:generator>
    <meta:document-statistic meta:object-count="80"/>
  </office:meta>
</office:document-meta>
</file>